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633cm" fo:min-width="8.017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653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16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639cm" fo:min-width="5.598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844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812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4.627cm" fo:min-width="5.598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841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8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4.643cm" fo:min-width="5.567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911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949cm"/>
    </style:style>
    <style:style style:name="gr15" style:family="graphic" style:parent-style-name="objectwithoutfill">
      <style:graphic-properties draw:stroke="solid" draw:fill="none" draw:textarea-horizontal-align="center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4.643cm" fo:min-width="6.574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116cm"/>
    </style:style>
    <style:style style:name="gr18" style:family="graphic" style:parent-style-name="objectwithoutfill">
      <style:graphic-properties draw:marker-end="Triangle_20_unfilled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solid" draw:fill-color="#ffffff" draw:textarea-vertical-align="middle" fo:min-height="0.628cm"/>
    </style:style>
    <style:style style:name="gr20" style:family="graphic" style:parent-style-name="standard">
      <style:graphic-properties draw:stroke="none" svg:stroke-color="#000000" draw:fill="solid" draw:fill-color="#ffffff" draw:textarea-vertical-align="middle" fo:min-height="0.47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5.65cm" fo:min-width="5.603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903cm"/>
    </style:style>
    <style:style style:name="gr23" style:family="graphic" style:parent-style-name="standard">
      <style:graphic-properties draw:stroke="none" svg:stroke-color="#000000" draw:fill="none" draw:fill-color="#ffffff" draw:textarea-vertical-align="top" fo:min-height="2.512cm"/>
    </style:style>
    <style:style style:name="gr24" style:family="graphic" style:parent-style-name="standard">
      <style:graphic-properties draw:stroke="none" svg:stroke-color="#000000" draw:fill="none" draw:fill-color="#ffffff" draw:textarea-vertical-align="top" fo:min-height="1.513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5.65cm" fo:min-width="5.6cm"/>
    </style:style>
    <style:style style:name="gr26" style:family="graphic" style:parent-style-name="standard">
      <style:graphic-properties draw:stroke="none" svg:stroke-color="#000000" draw:fill="none" draw:fill-color="#ffffff" draw:textarea-vertical-align="top" fo:min-height="2.845cm"/>
    </style:style>
    <style:style style:name="gr27" style:family="graphic" style:parent-style-name="standard">
      <style:graphic-properties draw:stroke="none" svg:stroke-color="#000000" draw:fill="none" draw:fill-color="#ffffff" draw:textarea-vertical-align="top" fo:min-height="1.897cm"/>
    </style:style>
    <style:style style:name="gr28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vertical-align="bottom" fo:min-height="0.45cm"/>
    </style:style>
    <style:style style:name="gr30" style:family="graphic" style:parent-style-name="standard">
      <style:graphic-properties draw:stroke="none" svg:stroke-color="#000000" draw:fill="none" draw:fill-color="#ffffff" draw:textarea-vertical-align="bottom" fo:min-height="0.433cm"/>
    </style:style>
    <style:style style:name="gr31" style:family="graphic" style:parent-style-name="standard">
      <style:graphic-properties draw:stroke="none" svg:stroke-color="#000000" draw:fill="none" draw:fill-color="#ffffff" draw:textarea-vertical-align="top" fo:min-height="1.75cm"/>
    </style:style>
    <style:style style:name="gr32" style:family="graphic" style:parent-style-name="standard">
      <style:graphic-properties draw:stroke="none" svg:stroke-color="#000000" draw:fill="none" draw:fill-color="#ffffff" draw:textarea-vertical-align="top" fo:min-height="2.45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5.95cm" fo:min-width="6.894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0.96cm"/>
    </style:style>
    <style:style style:name="gr35" style:family="graphic" style:parent-style-name="standard">
      <style:graphic-properties draw:stroke="none" svg:stroke-color="#000000" draw:fill="none" draw:fill-color="#ffffff" draw:textarea-vertical-align="top" fo:min-height="3.675cm"/>
    </style:style>
    <style:style style:name="gr36" style:family="graphic" style:parent-style-name="standard">
      <style:graphic-properties draw:stroke="none" svg:stroke-color="#000000" draw:fill="none" draw:fill-color="#ffffff" draw:textarea-vertical-align="top" fo:min-height="1.714cm"/>
    </style:style>
    <style:style style:name="gr37" style:family="graphic" style:parent-style-name="objectwithoutfill">
      <style:graphic-properties draw:marker-end="Diamond" draw:marker-end-width="0.3cm" draw:fill="none" draw:textarea-vertical-align="middle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5.64cm" fo:min-width="6.295cm"/>
    </style:style>
    <style:style style:name="gr39" style:family="graphic" style:parent-style-name="standard">
      <style:graphic-properties draw:stroke="none" svg:stroke-color="#000000" draw:fill="none" draw:fill-color="#ffffff" draw:textarea-vertical-align="middle" fo:min-height="1.623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4.45cm" fo:min-width="8.49cm"/>
    </style:style>
    <style:style style:name="gr41" style:family="graphic" style:parent-style-name="objectwithoutfill">
      <style:graphic-properties svg:stroke-color="#0066b3" draw:fill="none" draw:textarea-vertical-align="middle"/>
    </style:style>
    <style:style style:name="gr42" style:family="graphic" style:parent-style-name="standard">
      <style:graphic-properties draw:fill-color="#ffffff" draw:textarea-horizontal-align="justify" draw:textarea-vertical-align="top" draw:auto-grow-height="false" fo:min-height="4.45cm" fo:min-width="3.5cm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4.55cm"/>
    </style:style>
    <style:style style:name="gr44" style:family="graphic" style:parent-style-name="objectwithoutfill">
      <style:graphic-properties draw:stroke="dash" draw:stroke-dash="Ultrafine_20_2_20_Dots_20_3_20_Dashes" draw:marker-end="Short_20_line_20_Arrow" draw:marker-end-width="0.3cm" draw:fill="none" draw:textarea-vertical-align="middle"/>
    </style:style>
    <style:style style:name="gr45" style:family="graphic" style:parent-style-name="objectwithoutfill">
      <style:graphic-properties draw:stroke="solid" draw:stroke-dash="Ultrafine_20_2_20_Dots_20_3_20_Dashes" draw:marker-end="Short_20_line_20_Arrow" draw:marker-end-width="0.3cm" draw:fill="none" draw:textarea-vertical-align="middle"/>
    </style:style>
    <style:style style:name="gr46" style:family="graphic" style:parent-style-name="objectwithoutfill">
      <style:graphic-properties draw:stroke="solid" draw:stroke-dash="Ultrafine_20_2_20_Dots_20_3_20_Dashes" draw:marker-end="Diamond_20_unfilled" draw:marker-end-width="0.3cm" draw:fill="none" draw:textarea-vertical-align="middle"/>
    </style:style>
    <style:style style:name="gr47" style:family="graphic" style:parent-style-name="objectwithoutfill">
      <style:graphic-properties draw:stroke="solid" draw:stroke-dash="Ultrafine_20_2_20_Dots_20_3_20_Dashes" draw:marker-end="Diamond" draw:marker-end-width="0.3cm" draw:fill="none" draw:textarea-vertical-align="middle"/>
    </style:style>
    <style:style style:name="gr48" style:family="graphic" style:parent-style-name="objectwithoutfill">
      <style:graphic-properties draw:stroke="solid" draw:stroke-dash="Ultrafine_20_2_20_Dots_20_3_20_Dashes" draw:marker-end="Triangle_20_unfilled" draw:marker-end-width="0.3cm" draw:fill="none" draw:textarea-vertical-align="middle"/>
    </style:style>
    <style:style style:name="gr49" style:family="graphic" style:parent-style-name="objectwithoutfill">
      <style:graphic-properties draw:stroke="dash" draw:stroke-dash="Ultrafine_20_2_20_Dots_20_3_20_Dashes" draw:marker-end="Triangle_20_unfilled" draw:marker-end-width="0.3cm" draw:fill="none" draw:textarea-vertical-align="middle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7.04cm" fo:min-width="9.292cm"/>
    </style:style>
    <style:style style:name="gr51" style:family="graphic" style:parent-style-name="standard">
      <style:graphic-properties draw:stroke="none" svg:stroke-color="#000000" draw:fill="none" draw:fill-color="#ffffff" draw:textarea-vertical-align="middle" fo:min-height="1.169cm"/>
    </style:style>
    <style:style style:name="gr52" style:family="graphic" style:parent-style-name="standard">
      <style:graphic-properties draw:stroke="none" svg:stroke-color="#000000" draw:fill="none" draw:fill-color="#ffffff" draw:textarea-vertical-align="top" fo:min-height="3.319cm"/>
    </style:style>
    <style:style style:name="gr53" style:family="graphic" style:parent-style-name="standard">
      <style:graphic-properties draw:stroke="none" svg:stroke-color="#000000" draw:fill="none" draw:fill-color="#ffffff" draw:textarea-vertical-align="top" fo:min-height="2.057cm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4.55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5.55cm" fo:min-width="9.292cm"/>
    </style:style>
    <style:style style:name="gr56" style:family="graphic" style:parent-style-name="standard">
      <style:graphic-properties draw:stroke="none" svg:stroke-color="#000000" draw:fill="none" draw:fill-color="#ffffff" draw:textarea-vertical-align="top" fo:min-height="1.919cm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5.95cm" fo:min-width="9.292cm"/>
    </style:style>
    <style:style style:name="gr58" style:family="graphic" style:parent-style-name="standard">
      <style:graphic-properties draw:stroke="none" svg:stroke-color="#000000" draw:fill="none" draw:fill-color="#ffffff" draw:textarea-vertical-align="top" fo:min-height="2.203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4.45cm" fo:min-width="9.292cm"/>
    </style:style>
    <style:style style:name="gr60" style:family="graphic" style:parent-style-name="standard">
      <style:graphic-properties draw:stroke="none" svg:stroke-color="#000000" draw:fill="none" draw:fill-color="#ffffff" draw:textarea-vertical-align="top" fo:min-height="2.119cm"/>
    </style:style>
    <style:style style:name="gr61" style:family="graphic" style:parent-style-name="standard">
      <style:graphic-properties draw:stroke="none" svg:stroke-color="#000000" draw:fill="none" draw:fill-color="#ffffff" draw:textarea-vertical-align="top" fo:min-height="1.147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7.65cm" fo:min-width="9.292cm"/>
    </style:style>
    <style:style style:name="gr63" style:family="graphic" style:parent-style-name="standard">
      <style:graphic-properties draw:stroke="none" svg:stroke-color="#000000" draw:fill="none" draw:fill-color="#ffffff" draw:textarea-vertical-align="middle" fo:min-height="1.666cm"/>
    </style:style>
    <style:style style:name="gr64" style:family="graphic" style:parent-style-name="standard">
      <style:graphic-properties draw:stroke="none" svg:stroke-color="#000000" draw:fill="none" draw:fill-color="#ffffff" draw:textarea-vertical-align="top" fo:min-height="3.271cm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5.65cm" fo:min-width="9.292cm"/>
    </style:style>
    <style:style style:name="gr66" style:family="graphic" style:parent-style-name="standard">
      <style:graphic-properties draw:stroke="none" svg:stroke-color="#000000" draw:fill="none" draw:fill-color="#ffffff" draw:textarea-vertical-align="top" fo:min-height="3.2cm"/>
    </style:style>
    <style:style style:name="gr67" style:family="graphic" style:parent-style-name="standard">
      <style:graphic-properties draw:stroke="none" svg:stroke-color="#000000" draw:fill="none" draw:fill-color="#ffffff" draw:textarea-vertical-align="top" fo:min-height="1.517cm"/>
    </style:style>
    <style:style style:name="gr68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bold" style:font-size-complex="12pt" style:font-weight-complex="bold"/>
    </style:style>
    <style:style style:name="P6" style:family="paragraph">
      <loext:graphic-properties draw:fill-color="#ffffff"/>
      <style:paragraph-properties fo:text-align="start"/>
      <style:text-properties fo:font-size="12pt"/>
    </style:style>
    <style:style style:name="P7" style:family="paragraph">
      <loext:graphic-properties draw:fill="none"/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paragraph-properties fo:text-align="center"/>
      <style:text-properties fo:font-size="12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text-properties fo:font-size="12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6pt" style:font-size-complex="16pt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font-size="11pt" style:font-size-asian="11pt" style:font-size-complex="11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line-height="115%"/>
    </style:style>
    <style:style style:name="P21" style:family="paragraph">
      <loext:graphic-properties draw:fill="none" draw:fill-color="#ffffff"/>
      <style:paragraph-properties fo:line-height="115%"/>
      <style:text-properties fo:font-size="12pt" style:font-size-asian="14pt" style:font-size-complex="14pt"/>
    </style:style>
    <style:style style:name="P22" style:family="paragraph">
      <style:paragraph-properties fo:line-height="110%"/>
    </style:style>
    <style:style style:name="P23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="none" draw:fill-color="#ffffff"/>
      <style:paragraph-properties fo:line-height="115%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paragraph-properties fo:line-height="110%"/>
      <style:text-properties fo:font-size="12pt" style:font-size-asian="14pt" style:font-size-complex="14pt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loext:graphic-properties draw:fill="none" draw:fill-color="#ffffff"/>
      <style:paragraph-properties fo:margin-left="0cm" fo:margin-right="0cm" fo:text-align="center" fo:text-indent="0cm"/>
      <style:text-properties fo:letter-spacing="0.06cm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bold" style:font-size-complex="12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style:font-size-asian="16pt" style:font-weight-asian="bold" style:font-size-complex="16pt" style:font-weight-complex="bold"/>
    </style:style>
    <style:style style:name="T5" style:family="text">
      <style:text-properties fo:font-size="12pt" style:font-size-asian="14pt" style:font-size-complex="14pt"/>
    </style:style>
    <style:style style:name="T6" style:family="text">
      <style:text-properties fo:font-size="12pt" style:font-size-asian="16pt" style:font-size-complex="1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DejaVu Sans Condensed" fo:font-size="12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letter-spacing="0.06cm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17cm" svg:height="3.883cm" svg:x="10.73cm" svg:y="2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0.73cm" svg:y1="3.6cm" svg:x2="19.247cm" svg:y2="3.6cm">
          <text:p/>
        </draw:line>
        <draw:frame draw:style-name="gr3" draw:text-style-name="P3" draw:layer="layout" svg:width="8.517cm" svg:height="0.903cm" svg:x="10.73cm" svg:y="5.204cm">
          <draw:text-box>
            <text:p><text:span text:style-name="T1">- render(): Response</text:span></text:p>
          </draw:text-box>
        </draw:frame>
        <draw:line draw:style-name="gr2" draw:text-style-name="P2" draw:layer="layout" svg:x1="10.73cm" svg:y1="5.237cm" svg:x2="19.247cm" svg:y2="5.237cm">
          <text:p/>
        </draw:line>
        <draw:frame draw:style-name="gr4" draw:text-style-name="P5" draw:layer="layout" svg:width="8.5cm" svg:height="1.417cm" svg:x="10.7cm" svg:y="2.183cm">
          <draw:text-box>
            <text:p text:style-name="P4"><text:span text:style-name="T2">«trait»</text:span></text:p>
            <text:p text:style-name="P4"><text:span text:style-name="T3">Render</text:span></text:p>
          </draw:text-box>
        </draw:frame>
        <draw:custom-shape draw:style-name="gr5" draw:text-style-name="P6" draw:layer="layout" svg:width="6.098cm" svg:height="4.889cm" svg:x="1.912cm" svg:y="8.3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1.912cm" svg:y1="9.435cm" svg:x2="8.011cm" svg:y2="9.435cm">
          <text:p/>
        </draw:line>
        <draw:frame draw:style-name="gr6" draw:text-style-name="P8" draw:layer="layout" svg:width="6.098cm" svg:height="1.094cm" svg:x="1.912cm" svg:y="8.345cm">
          <draw:text-box>
            <text:p text:style-name="P4"><text:span text:style-name="T4">Mai</text:span><text:span text:style-name="T4">nC</text:span><text:span text:style-name="T4">ont</text:span><text:span text:style-name="T4">roll</text:span><text:span text:style-name="T4">er</text:span></text:p>
          </draw:text-box>
        </draw:frame>
        <draw:frame draw:style-name="gr7" draw:text-style-name="P9" draw:layer="layout" svg:width="6.098cm" svg:height="1.062cm" svg:x="1.912cm" svg:y="12.125cm">
          <draw:text-box>
            <text:p><text:span text:style-name="T5">+ indexAction(): Response</text:span></text:p>
          </draw:text-box>
        </draw:frame>
        <draw:line draw:style-name="gr2" draw:text-style-name="P7" draw:layer="layout" svg:x1="1.912cm" svg:y1="12.095cm" svg:x2="8.011cm" svg:y2="12.095cm">
          <text:p/>
        </draw:line>
        <draw:polygon draw:style-name="gr8" draw:text-style-name="P2" draw:layer="layout" svg:width="0cm" svg:height="0cm" svg:x="14.291cm" svg:y="6.107cm" svg:viewBox="0 0 0 0" draw:points="0,0">
          <text:p/>
        </draw:polygon>
        <draw:custom-shape draw:style-name="gr9" draw:text-style-name="P6" draw:layer="layout" svg:width="6.098cm" svg:height="4.877cm" svg:x="8.51cm" svg:y="8.3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8.51cm" svg:y1="9.432cm" svg:x2="14.608cm" svg:y2="9.432cm">
          <text:p/>
        </draw:line>
        <draw:frame draw:style-name="gr10" draw:text-style-name="P8" draw:layer="layout" svg:width="6.098cm" svg:height="1.091cm" svg:x="8.51cm" svg:y="8.345cm">
          <draw:text-box>
            <text:p text:style-name="P4"><text:span text:style-name="T4">OrderController</text:span></text:p>
          </draw:text-box>
        </draw:frame>
        <draw:frame draw:style-name="gr11" draw:text-style-name="P9" draw:layer="layout" svg:width="6.098cm" svg:height="1.05cm" svg:x="8.51cm" svg:y="12.125cm">
          <draw:text-box>
            <text:p><text:span text:style-name="T5">+ checkInAction(): Response</text:span></text:p>
          </draw:text-box>
        </draw:frame>
        <draw:line draw:style-name="gr2" draw:text-style-name="P7" draw:layer="layout" svg:x1="8.51cm" svg:y1="12.087cm" svg:x2="14.608cm" svg:y2="12.087cm">
          <text:p/>
        </draw:line>
        <draw:polygon draw:style-name="gr8" draw:text-style-name="P2" draw:layer="layout" svg:width="0cm" svg:height="0cm" svg:x="18.338cm" svg:y="6.107cm" svg:viewBox="0 0 0 0" draw:points="0,0">
          <text:p/>
        </draw:polygon>
        <draw:custom-shape draw:style-name="gr12" draw:text-style-name="P6" draw:layer="layout" svg:width="6.067cm" svg:height="4.893cm" svg:x="15.224cm" svg:y="8.3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15.223cm" svg:y1="9.436cm" svg:x2="21.291cm" svg:y2="9.436cm">
          <text:p/>
        </draw:line>
        <draw:frame draw:style-name="gr13" draw:text-style-name="P8" draw:layer="layout" svg:width="6.068cm" svg:height="1.161cm" svg:x="15.193cm" svg:y="8.3cm">
          <draw:text-box>
            <text:p text:style-name="P4"><text:span text:style-name="T4">ProductController</text:span></text:p>
          </draw:text-box>
        </draw:frame>
        <draw:line draw:style-name="gr2" draw:text-style-name="P7" draw:layer="layout" svg:x1="15.223cm" svg:y1="12.06cm" svg:x2="21.291cm" svg:y2="12.06cm">
          <text:p/>
        </draw:line>
        <draw:frame draw:style-name="gr14" draw:text-style-name="P9" draw:layer="layout" svg:width="6.067cm" svg:height="1.199cm" svg:x="15.227cm" svg:y="12.06cm">
          <draw:text-box>
            <text:p><text:span text:style-name="T5">+ infoAction(): Response</text:span></text:p>
            <text:p><text:span text:style-name="T5">+ listAction(): Response</text:span></text:p>
          </draw:text-box>
        </draw:frame>
        <draw:polygon draw:style-name="gr15" draw:text-style-name="P2" draw:layer="controls" svg:width="0cm" svg:height="0cm" svg:x="11.129cm" svg:y="5.941cm" svg:viewBox="0 0 0 0" draw:points="0,0">
          <text:p/>
        </draw:polygon>
        <draw:polygon draw:style-name="gr15" draw:text-style-name="P2" draw:layer="controls" svg:width="0cm" svg:height="0cm" svg:x="9.007cm" svg:y="6.7cm" svg:viewBox="0 0 0 0" draw:points="0,0">
          <text:p/>
        </draw:polygon>
        <draw:polygon draw:style-name="gr15" draw:text-style-name="P2" draw:layer="controls" svg:width="0cm" svg:height="0cm" svg:x="11.129cm" svg:y="5.941cm" svg:viewBox="0 0 0 0" draw:points="0,0">
          <text:p/>
        </draw:polygon>
        <draw:polygon draw:style-name="gr15" draw:text-style-name="P2" draw:layer="controls" svg:width="0cm" svg:height="0cm" svg:x="9.007cm" svg:y="6.7cm" svg:viewBox="0 0 0 0" draw:points="0,0">
          <text:p/>
        </draw:polygon>
        <draw:polygon draw:style-name="gr15" draw:text-style-name="P2" draw:layer="controls" svg:width="0cm" svg:height="0cm" svg:x="19.658cm" svg:y="5.94cm" svg:viewBox="0 0 0 0" draw:points="0,0">
          <text:p/>
        </draw:polygon>
        <draw:polygon draw:style-name="gr15" draw:text-style-name="P2" draw:layer="controls" svg:width="0cm" svg:height="0cm" svg:x="19.658cm" svg:y="5.94cm" svg:viewBox="0 0 0 0" draw:points="0,0">
          <text:p/>
        </draw:polygon>
        <draw:custom-shape draw:style-name="gr16" draw:text-style-name="P6" draw:layer="layout" svg:width="7.074cm" svg:height="4.893cm" svg:x="21.818cm" svg:y="8.3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21.818cm" svg:y1="9.436cm" svg:x2="28.892cm" svg:y2="9.436cm">
          <text:p/>
        </draw:line>
        <draw:frame draw:style-name="gr6" draw:text-style-name="P8" draw:layer="layout" svg:width="7.074cm" svg:height="1.094cm" svg:x="21.818cm" svg:y="8.345cm">
          <draw:text-box>
            <text:p text:style-name="P4"><text:span text:style-name="T4">UserController</text:span></text:p>
          </draw:text-box>
        </draw:frame>
        <draw:line draw:style-name="gr2" draw:text-style-name="P7" draw:layer="layout" svg:x1="21.818cm" svg:y1="12.046cm" svg:x2="28.892cm" svg:y2="12.046cm">
          <text:p/>
        </draw:line>
        <draw:frame draw:style-name="gr17" draw:text-style-name="P9" draw:layer="layout" svg:width="7.174cm" svg:height="1.366cm" svg:x="21.818cm" svg:y="11.934cm">
          <draw:text-box>
            <text:p><text:span text:style-name="T5">+ authenticationAction(): Response</text:span></text:p>
            <text:p><text:span text:style-name="T5">+ logoutAction(): Response</text:span></text:p>
          </draw:text-box>
        </draw:frame>
        <draw:line draw:style-name="gr18" draw:text-style-name="P2" draw:layer="layout" svg:x1="5cm" svg:y1="8.3cm" svg:x2="11.4cm" svg:y2="6.3cm">
          <text:p/>
        </draw:line>
        <draw:frame draw:style-name="gr19" draw:text-style-name="P10" draw:layer="layout" svg:width="2.24cm" svg:height="0.878cm" svg:x="7.334cm" svg:y="6.6cm">
          <draw:text-box>
            <text:p text:style-name="P4"><text:span text:style-name="T1">use</text:span></text:p>
          </draw:text-box>
        </draw:frame>
        <draw:line draw:style-name="gr18" draw:text-style-name="P2" draw:layer="layout" svg:x1="11.6cm" svg:y1="8.3cm" svg:x2="13.4cm" svg:y2="6.1cm">
          <text:p/>
        </draw:line>
        <draw:frame draw:style-name="gr19" draw:text-style-name="P11" draw:layer="layout" svg:width="1.484cm" svg:height="0.878cm" svg:x="11.816cm" svg:y="6.7cm">
          <draw:text-box>
            <text:p text:style-name="P4"><text:span text:style-name="T6">use</text:span></text:p>
          </draw:text-box>
        </draw:frame>
        <draw:line draw:style-name="gr18" draw:text-style-name="P2" draw:layer="layout" svg:x1="18.1cm" svg:y1="8.3cm" svg:x2="15.8cm" svg:y2="6.2cm">
          <text:p/>
        </draw:line>
        <draw:frame draw:style-name="gr20" draw:text-style-name="P11" draw:layer="layout" svg:width="1.24cm" svg:height="0.725cm" svg:x="16.2cm" svg:y="6.775cm">
          <draw:text-box>
            <text:p text:style-name="P4"><text:span text:style-name="T6">use</text:span></text:p>
          </draw:text-box>
        </draw:frame>
        <draw:line draw:style-name="gr18" draw:text-style-name="P2" draw:layer="layout" svg:x1="24.9cm" svg:y1="8.3cm" svg:x2="18.1cm" svg:y2="6.2cm">
          <text:p/>
        </draw:line>
        <draw:polygon draw:style-name="gr15" draw:text-style-name="P2" draw:layer="controls" svg:width="0cm" svg:height="0cm" svg:x="15.095cm" svg:y="6.599cm" svg:viewBox="0 0 0 0" draw:points="0,0">
          <text:p/>
        </draw:polygon>
        <draw:polygon draw:style-name="gr15" draw:text-style-name="P2" draw:layer="controls" svg:width="0cm" svg:height="0cm" svg:x="15.095cm" svg:y="6.599cm" svg:viewBox="0 0 0 0" draw:points="0,0">
          <text:p/>
        </draw:polygon>
        <draw:frame draw:style-name="gr20" draw:text-style-name="P11" draw:layer="layout" svg:width="1.24cm" svg:height="0.725cm" svg:x="20.3cm" svg:y="6.775cm">
          <draw:text-box>
            <text:p text:style-name="P4"><text:span text:style-name="T6">use</text:span></text:p>
          </draw:text-box>
        </draw:frame>
        <draw:custom-shape draw:style-name="gr21" draw:text-style-name="P6" draw:layer="layout" svg:width="6.103cm" svg:height="5.9cm" svg:x="1.901cm" svg:y="17.1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1.901cm" svg:y1="18.296cm" svg:x2="8.004cm" svg:y2="18.296cm">
          <text:p/>
        </draw:line>
        <draw:frame draw:style-name="gr22" draw:text-style-name="P8" draw:layer="layout" svg:width="6.103cm" svg:height="1.153cm" svg:x="1.901cm" svg:y="17.147cm">
          <draw:text-box>
            <text:p text:style-name="P4"><text:span text:style-name="T4">Model\Entity\Product</text:span></text:p>
          </draw:text-box>
        </draw:frame>
        <draw:frame draw:style-name="gr23" draw:text-style-name="P9" draw:layer="layout" svg:width="6.103cm" svg:height="2.762cm" svg:x="1.9cm" svg:y="20.155cm">
          <draw:text-box>
            <text:p><text:span text:style-name="T5">+ __construct():</text:span></text:p>
            <text:p><text:span text:style-name="T5">+ getId(): int</text:span></text:p>
            <text:p><text:span text:style-name="T5">+ getName(): string</text:span></text:p>
            <text:p><text:span text:style-name="T5">+ getPrice(): float</text:span></text:p>
            <text:p><text:span text:style-name="T5">+ toArray(): array</text:span></text:p>
          </draw:text-box>
        </draw:frame>
        <draw:line draw:style-name="gr2" draw:text-style-name="P7" draw:layer="layout" svg:x1="1.901cm" svg:y1="20.15cm" svg:x2="8.004cm" svg:y2="20.15cm">
          <text:p/>
        </draw:line>
        <draw:frame draw:style-name="gr24" draw:text-style-name="P9" draw:layer="layout" svg:width="6.103cm" svg:height="1.763cm" svg:x="1.9cm" svg:y="18.259cm">
          <draw:text-box>
            <text:p><text:span text:style-name="T5">- id: int</text:span></text:p>
            <text:p><text:span text:style-name="T5">- name: string</text:span></text:p>
            <text:p><text:span text:style-name="T5">- price: float</text:span></text:p>
          </draw:text-box>
        </draw:frame>
        <draw:custom-shape draw:style-name="gr21" draw:text-style-name="P6" draw:layer="layout" svg:width="6.103cm" svg:height="5.9cm" svg:x="35.006cm" svg:y="17.1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35.006cm" svg:y1="18.296cm" svg:x2="41.109cm" svg:y2="18.296cm">
          <text:p/>
        </draw:line>
        <draw:frame draw:style-name="gr22" draw:text-style-name="P8" draw:layer="layout" svg:width="6.103cm" svg:height="1.153cm" svg:x="35.006cm" svg:y="17.147cm">
          <draw:text-box>
            <text:p text:style-name="P4"><text:span text:style-name="T4">Model\Entity\Role</text:span></text:p>
          </draw:text-box>
        </draw:frame>
        <draw:frame draw:style-name="gr23" draw:text-style-name="P9" draw:layer="layout" svg:width="6.103cm" svg:height="2.762cm" svg:x="35.005cm" svg:y="20.155cm">
          <draw:text-box>
            <text:p><text:span text:style-name="T5">+ __construct():</text:span></text:p>
            <text:p><text:span text:style-name="T5">+ getId(): int</text:span></text:p>
            <text:p><text:span text:style-name="T5">+ getTitle(): string</text:span></text:p>
            <text:p><text:span text:style-name="T5">+ getType(): float</text:span></text:p>
            <text:p><text:span text:style-name="T5"/></text:p>
          </draw:text-box>
        </draw:frame>
        <draw:line draw:style-name="gr2" draw:text-style-name="P7" draw:layer="layout" svg:x1="35.006cm" svg:y1="20.15cm" svg:x2="41.109cm" svg:y2="20.15cm">
          <text:p/>
        </draw:line>
        <draw:frame draw:style-name="gr24" draw:text-style-name="P9" draw:layer="layout" svg:width="6.103cm" svg:height="1.763cm" svg:x="35.005cm" svg:y="18.259cm">
          <draw:text-box>
            <text:p><text:span text:style-name="T5">- id: int</text:span></text:p>
            <text:p><text:span text:style-name="T5">- title: string</text:span></text:p>
            <text:p><text:span text:style-name="T7">- type: </text:span><text:span text:style-name="T5">string</text:span></text:p>
          </draw:text-box>
        </draw:frame>
        <draw:custom-shape draw:style-name="gr25" draw:text-style-name="P6" draw:layer="layout" svg:width="6.1cm" svg:height="5.9cm" svg:x="26.301cm" svg:y="17.1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26.301cm" svg:y1="18.235cm" svg:x2="32.4cm" svg:y2="18.235cm">
          <text:p/>
        </draw:line>
        <draw:frame draw:style-name="gr6" draw:text-style-name="P8" draw:layer="layout" svg:width="6.098cm" svg:height="1.094cm" svg:x="26.301cm" svg:y="17.145cm">
          <draw:text-box>
            <text:p text:style-name="P4"><text:span text:style-name="T4">Model\Entity\User</text:span></text:p>
          </draw:text-box>
        </draw:frame>
        <draw:frame draw:style-name="gr26" draw:text-style-name="P9" draw:layer="layout" svg:width="6.098cm" svg:height="3.095cm" svg:x="26.302cm" svg:y="20.279cm">
          <draw:text-box>
            <text:p><text:span text:style-name="T5">+ __construct():</text:span></text:p>
            <text:p><text:span text:style-name="T5">+ getName(): int</text:span></text:p>
            <text:p><text:span text:style-name="T5">+ getLogin(): string</text:span></text:p>
            <text:p><text:span text:style-name="T7">+ getPasswordHash(): </text:span><text:span text:style-name="T5">string</text:span></text:p>
            <text:p><text:span text:style-name="T5">+ getRole(): string</text:span></text:p>
            <text:p><text:span text:style-name="T5"/></text:p>
          </draw:text-box>
        </draw:frame>
        <draw:line draw:style-name="gr2" draw:text-style-name="P7" draw:layer="layout" svg:x1="26.301cm" svg:y1="20.295cm" svg:x2="32.4cm" svg:y2="20.295cm">
          <text:p/>
        </draw:line>
        <draw:frame draw:style-name="gr27" draw:text-style-name="P9" draw:layer="layout" svg:width="6.098cm" svg:height="2.147cm" svg:x="26.3cm" svg:y="18.2cm">
          <draw:text-box>
            <text:p><text:span text:style-name="T5">- id: int</text:span></text:p>
            <text:p><text:span text:style-name="T5">- name: string</text:span></text:p>
            <text:p><text:span text:style-name="T7">- login: </text:span><text:span text:style-name="T5">string</text:span></text:p>
            <text:p><text:span text:style-name="T5">- passwordHash: string</text:span></text:p>
          </draw:text-box>
        </draw:frame>
        <draw:line draw:style-name="gr28" draw:text-style-name="P2" draw:layer="controls" svg:x1="32.4cm" svg:y1="21.7cm" svg:x2="35cm" svg:y2="21.7cm">
          <text:p/>
        </draw:line>
        <draw:frame draw:style-name="gr29" draw:text-style-name="P12" draw:layer="controls" svg:width="1.2cm" svg:height="0.7cm" svg:x="32.4cm" svg:y="21cm">
          <draw:text-box>
            <text:p><text:span text:style-name="T8">1</text:span></text:p>
          </draw:text-box>
        </draw:frame>
        <draw:frame draw:style-name="gr30" draw:text-style-name="P14" draw:layer="controls" svg:width="1.3cm" svg:height="0.683cm" svg:x="33.7cm" svg:y="21.017cm">
          <draw:text-box>
            <text:p text:style-name="P13"><text:span text:style-name="T8">1..*</text:span></text:p>
          </draw:text-box>
        </draw:frame>
        <draw:custom-shape draw:style-name="gr25" draw:text-style-name="P6" draw:layer="layout" svg:width="6.1cm" svg:height="5.9cm" svg:x="9.701cm" svg:y="17.1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9.701cm" svg:y1="18.235cm" svg:x2="15.8cm" svg:y2="18.235cm">
          <text:p/>
        </draw:line>
        <draw:frame draw:style-name="gr6" draw:text-style-name="P8" draw:layer="layout" svg:width="6.098cm" svg:height="1.094cm" svg:x="9.701cm" svg:y="17.145cm">
          <draw:text-box>
            <text:p text:style-name="P4"><text:span text:style-name="T4"><text:s/></text:span><text:span text:style-name="T4">Model\Repository\Product</text:span></text:p>
          </draw:text-box>
        </draw:frame>
        <draw:frame draw:style-name="gr31" draw:text-style-name="P9" draw:layer="layout" svg:width="6.098cm" svg:height="2cm" svg:x="9.702cm" svg:y="20.279cm">
          <draw:text-box>
            <text:p><text:span text:style-name="T5">+ find(): Entity\Product</text:span></text:p>
            <text:p><text:span text:style-name="T5">+ fetchAll(): Entity\Product[]</text:span></text:p>
            <text:p><text:span text:style-name="T5"/></text:p>
          </draw:text-box>
        </draw:frame>
        <draw:line draw:style-name="gr2" draw:text-style-name="P7" draw:layer="layout" svg:x1="9.701cm" svg:y1="20.295cm" svg:x2="15.8cm" svg:y2="20.295cm">
          <text:p/>
        </draw:line>
        <draw:line draw:style-name="gr28" draw:text-style-name="P2" draw:layer="controls" svg:x1="8cm" svg:y1="20.7cm" svg:x2="9.7cm" svg:y2="20.7cm">
          <text:p/>
        </draw:line>
        <draw:custom-shape draw:style-name="gr25" draw:text-style-name="P6" draw:layer="layout" svg:width="6.1cm" svg:height="5.9cm" svg:x="18.2cm" svg:y="17.1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18.2cm" svg:y1="18.235cm" svg:x2="24.299cm" svg:y2="18.235cm">
          <text:p/>
        </draw:line>
        <draw:frame draw:style-name="gr6" draw:text-style-name="P8" draw:layer="layout" svg:width="6.098cm" svg:height="1.094cm" svg:x="18.2cm" svg:y="17.145cm">
          <draw:text-box>
            <text:p text:style-name="P4"><text:span text:style-name="T4">Model\Repository\User</text:span></text:p>
          </draw:text-box>
        </draw:frame>
        <draw:frame draw:style-name="gr32" draw:text-style-name="P9" draw:layer="layout" svg:width="6.1cm" svg:height="2.7cm" svg:x="18.2cm" svg:y="20.3cm">
          <draw:text-box>
            <text:p><text:span text:style-name="T5">+ getById(): Entity\User</text:span></text:p>
            <text:p><text:span text:style-name="T7">+ getByLogin(): </text:span><text:span text:style-name="T5">Entity\User</text:span></text:p>
            <text:p><text:span text:style-name="T7">+ fetchAll(): </text:span><text:span text:style-name="T5">Entity\Use[]</text:span></text:p>
            <text:p><text:span text:style-name="T5"/></text:p>
            <text:p><text:span text:style-name="T5"/></text:p>
          </draw:text-box>
        </draw:frame>
        <draw:line draw:style-name="gr2" draw:text-style-name="P7" draw:layer="layout" svg:x1="18.2cm" svg:y1="20.295cm" svg:x2="24.299cm" svg:y2="20.295cm">
          <text:p/>
        </draw:line>
        <draw:line draw:style-name="gr28" draw:text-style-name="P2" draw:layer="controls" svg:x1="24.3cm" svg:y1="21.7cm" svg:x2="26.3cm" svg:y2="21.7cm">
          <text:p/>
        </draw:line>
        <draw:frame draw:style-name="gr29" draw:text-style-name="P14" draw:layer="controls" svg:width="1.4cm" svg:height="0.7cm" svg:x="24.9cm" svg:y="21cm">
          <draw:text-box>
            <text:p text:style-name="P13"><text:span text:style-name="T8">*</text:span></text:p>
          </draw:text-box>
        </draw:frame>
        <draw:custom-shape draw:style-name="gr33" draw:text-style-name="P6" draw:layer="layout" svg:width="7.394cm" svg:height="6.2cm" svg:x="35.006cm" svg:y="23.5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35.007cm" svg:y1="24.757cm" svg:x2="42.4cm" svg:y2="24.757cm">
          <text:p/>
        </draw:line>
        <draw:frame draw:style-name="gr34" draw:text-style-name="P8" draw:layer="layout" svg:width="7.394cm" svg:height="1.21cm" svg:x="35.006cm" svg:y="23.55cm">
          <draw:text-box>
            <text:p text:style-name="P4"><text:span text:style-name="T4">Service\User</text:span></text:p>
          </draw:text-box>
        </draw:frame>
        <draw:frame draw:style-name="gr35" draw:text-style-name="P9" draw:layer="layout" svg:width="7.695cm" svg:height="3.925cm" svg:x="35.005cm" svg:y="26.55cm">
          <draw:text-box>
            <text:p><text:span text:style-name="T5">+ __construct():</text:span></text:p>
            <text:p><text:span text:style-name="T5">+ isUserLogged(): bool</text:span></text:p>
            <text:p><text:span text:style-name="T5">+ authentication(): bool</text:span></text:p>
            <text:p><text:span text:style-name="T5">+ getSessionUser(): </text:span><text:span text:style-name="T9">Model\Entity\User</text:span></text:p>
            <text:p><text:span text:style-name="T1">+ logout(): void</text:span></text:p>
            <text:p><text:span text:style-name="T1"># </text:span><text:span text:style-name="T10">getUserRepository()</text:span><text:span text:style-name="T1">: </text:span><text:span text:style-name="T9">Model\Repository\User </text:span></text:p>
            <text:p><text:span text:style-name="T5"/></text:p>
          </draw:text-box>
        </draw:frame>
        <draw:line draw:style-name="gr2" draw:text-style-name="P7" draw:layer="layout" svg:x1="35.007cm" svg:y1="26.705cm" svg:x2="42.4cm" svg:y2="26.705cm">
          <text:p/>
        </draw:line>
        <draw:frame draw:style-name="gr36" draw:text-style-name="P9" draw:layer="layout" svg:width="7.399cm" svg:height="1.964cm" svg:x="35cm" svg:y="24.694cm">
          <draw:text-box>
            <text:p><text:span text:style-name="T5">- const </text:span><text:span text:style-name="T11">SESSION_USER_IDENTITY</text:span></text:p>
            <text:p><text:span text:style-name="T5">- session: SessionInterface</text:span></text:p>
            <text:p><text:span text:style-name="T5"/></text:p>
          </draw:text-box>
        </draw:frame>
        <draw:line draw:style-name="gr37" draw:text-style-name="P2" draw:layer="controls" svg:x1="42.4cm" svg:y1="27.4cm" svg:x2="45.2cm" svg:y2="26.1cm">
          <text:p/>
        </draw:line>
        <draw:custom-shape draw:style-name="gr38" draw:text-style-name="P6" draw:layer="layout" svg:width="6.795cm" svg:height="5.89cm" svg:x="45.205cm" svg:y="23.5cm">
          <text:p/>
          <draw:enhanced-geometry svg:viewBox="0 0 21600 21600" draw:type="rectangle" draw:enhanced-path="M 0 0 L 21600 0 21600 21600 0 21600 0 0 Z N"/>
        </draw:custom-shape>
        <draw:frame draw:style-name="gr39" draw:text-style-name="P8" draw:layer="layout" svg:width="6.795cm" svg:height="1.873cm" svg:x="45.205cm" svg:y="23.527cm">
          <draw:text-box>
            <text:p text:style-name="P4"><text:span text:style-name="T4">Symfony\Component\HttpFoundation\Session\SessionInterface</text:span></text:p>
          </draw:text-box>
        </draw:frame>
        <draw:line draw:style-name="gr2" draw:text-style-name="P7" draw:layer="layout" svg:x1="45.2cm" svg:y1="25.4cm" svg:x2="51.994cm" svg:y2="25.4cm">
          <text:p/>
        </draw:line>
        <draw:line draw:style-name="gr28" draw:text-style-name="P2" draw:layer="controls" svg:x1="35cm" svg:y1="28.8cm" svg:x2="24.3cm" svg:y2="22.7cm">
          <text:p/>
        </draw:line>
        <draw:frame draw:style-name="gr29" draw:text-style-name="P12" draw:layer="controls" svg:width="1.2cm" svg:height="0.7cm" svg:x="24.3cm" svg:y="22.1cm">
          <draw:text-box>
            <text:p><text:span text:style-name="T8">1</text:span></text:p>
          </draw:text-box>
        </draw:frame>
        <draw:custom-shape draw:style-name="gr40" draw:text-style-name="P15" draw:layer="layout" svg:width="8.99cm" svg:height="4.7cm" svg:x="48.8cm" svg:y="1.5cm">
          <text:p/>
          <draw:enhanced-geometry svg:viewBox="0 0 21600 21600" draw:type="rectangle" draw:enhanced-path="M 0 0 L 21600 0 21600 21600 0 21600 0 0 Z N"/>
        </draw:custom-shape>
        <draw:line draw:style-name="gr41" draw:text-style-name="P2" draw:layer="layout" svg:x1="50.498cm" svg:y1="1.5cm" svg:x2="50.5cm" svg:y2="6.2cm">
          <text:p/>
        </draw:line>
        <draw:custom-shape draw:style-name="gr42" draw:text-style-name="P1" draw:layer="layout" svg:width="4cm" svg:height="4.7cm" svg:x="44.8cm" svg:y="1.5cm">
          <text:p text:style-name="P16">+ public</text:p>
          <text:p text:style-name="P16">- private</text:p>
          <text:p text:style-name="P16"># protected</text:p>
          <text:p text:style-name="P16">/ derived</text:p>
          <text:p text:style-name="P16">~ package</text:p>
          <draw:enhanced-geometry svg:viewBox="0 0 21600 21600" draw:type="rectangle" draw:enhanced-path="M 0 0 L 21600 0 21600 21600 0 21600 0 0 Z N"/>
        </draw:custom-shape>
        <draw:frame draw:style-name="gr43" draw:text-style-name="P18" draw:layer="layout" svg:width="7.292cm" svg:height="4.8cm" svg:x="50.498cm" svg:y="1.5cm">
          <draw:text-box>
            <text:p text:style-name="P17">dependence</text:p>
            <text:p text:style-name="P17">association</text:p>
            <text:p text:style-name="P17">aggregation</text:p>
            <text:p text:style-name="P17">composition</text:p>
            <text:p>generation / inheritance</text:p>
            <text:p>implementation</text:p>
          </draw:text-box>
        </draw:frame>
        <draw:line draw:style-name="gr44" draw:text-style-name="P2" draw:layer="layout" svg:x1="49cm" svg:y1="2cm" svg:x2="50.199cm" svg:y2="2cm">
          <text:p/>
        </draw:line>
        <draw:line draw:style-name="gr45" draw:text-style-name="P2" draw:layer="layout" svg:x1="49cm" svg:y1="2.7cm" svg:x2="50.199cm" svg:y2="2.7cm">
          <text:p/>
        </draw:line>
        <draw:line draw:style-name="gr46" draw:text-style-name="P2" draw:layer="layout" svg:x1="49cm" svg:y1="3.5cm" svg:x2="50.199cm" svg:y2="3.5cm">
          <text:p/>
        </draw:line>
        <draw:line draw:style-name="gr47" draw:text-style-name="P2" draw:layer="layout" svg:x1="49cm" svg:y1="4.124cm" svg:x2="50.199cm" svg:y2="4.124cm">
          <text:p/>
        </draw:line>
        <draw:line draw:style-name="gr48" draw:text-style-name="P2" draw:layer="layout" svg:x1="49cm" svg:y1="4.8cm" svg:x2="50.199cm" svg:y2="4.8cm">
          <text:p/>
        </draw:line>
        <draw:line draw:style-name="gr49" draw:text-style-name="P2" draw:layer="layout" svg:x1="49cm" svg:y1="5.6cm" svg:x2="50.199cm" svg:y2="5.6cm">
          <text:p/>
        </draw:line>
      </draw:page>
      <draw:page draw:name="page2" draw:style-name="dp1" draw:master-page-name="Default">
        <draw:custom-shape draw:style-name="gr50" draw:text-style-name="P6" draw:layer="layout" svg:width="9.792cm" svg:height="7.29cm" svg:x="14.706cm" svg:y="17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14.709cm" svg:y1="18.478cm" svg:x2="24.499cm" svg:y2="18.478cm">
          <text:p/>
        </draw:line>
        <draw:frame draw:style-name="gr51" draw:text-style-name="P19" draw:layer="layout" svg:width="9.792cm" svg:height="1.419cm" svg:x="14.706cm" svg:y="17.062cm">
          <draw:text-box>
            <text:p text:style-name="P4"><text:span text:style-name="T12">Kernel</text:span></text:p>
          </draw:text-box>
        </draw:frame>
        <draw:frame draw:style-name="gr52" draw:text-style-name="P21" draw:layer="layout" svg:width="9.8cm" svg:height="3.569cm" svg:x="14.7cm" svg:y="20.733cm">
          <draw:text-box>
            <text:p text:style-name="P20"><text:span text:style-name="T5">+ __construct():</text:span></text:p>
            <text:p text:style-name="P20"><text:span text:style-name="T5">+ handle(): </text:span><text:span text:style-name="T9">Symfony\Component\HttpFoundation\Response</text:span></text:p>
            <text:p text:style-name="P20"><text:span text:style-name="T7">+ registerConfigs(): </text:span><text:span text:style-name="T1">void</text:span></text:p>
            <text:p text:style-name="P20"><text:span text:style-name="T7"># registerRoutes(): </text:span><text:span text:style-name="T1">void</text:span></text:p>
            <text:p text:style-name="P20"><text:span text:style-name="T13"># process(): </text:span><text:span text:style-name="T9">Symfony\Component\HttpFoundation\Response</text:span></text:p>
            <text:p><text:span text:style-name="T5"/></text:p>
          </draw:text-box>
        </draw:frame>
        <draw:line draw:style-name="gr2" draw:text-style-name="P7" draw:layer="layout" svg:x1="14.709cm" svg:y1="20.768cm" svg:x2="24.499cm" svg:y2="20.768cm">
          <text:p/>
        </draw:line>
        <draw:frame draw:style-name="gr53" draw:text-style-name="P9" draw:layer="layout" svg:width="9.797cm" svg:height="2.307cm" svg:x="14.7cm" svg:y="18.403cm">
          <draw:text-box>
            <text:p text:style-name="P22"><text:span text:style-name="T5"># routeCollection: RouteCollection</text:span></text:p>
            <text:p text:style-name="P22"><text:span text:style-name="T5"># containerBuilder: containerBuilder</text:span></text:p>
            <text:p><text:span text:style-name="T5"/></text:p>
          </draw:text-box>
        </draw:frame>
        <draw:g>
          <draw:custom-shape draw:style-name="gr40" draw:text-style-name="P15" draw:layer="layout" svg:width="8.99cm" svg:height="4.7cm" svg:x="49.2cm" svg:y="1.3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2" draw:layer="layout" svg:x1="50.898cm" svg:y1="1.3cm" svg:x2="50.9cm" svg:y2="6cm">
            <text:p/>
          </draw:line>
          <draw:custom-shape draw:style-name="gr42" draw:text-style-name="P1" draw:layer="layout" svg:width="4cm" svg:height="4.7cm" svg:x="45.2cm" svg:y="1.3cm">
            <text:p text:style-name="P16">+ public</text:p>
            <text:p text:style-name="P16">- private</text:p>
            <text:p text:style-name="P16"># protected</text:p>
            <text:p text:style-name="P16">/ derived</text:p>
            <text:p text:style-name="P16">~ package</text:p>
            <draw:enhanced-geometry svg:viewBox="0 0 21600 21600" draw:type="rectangle" draw:enhanced-path="M 0 0 L 21600 0 21600 21600 0 21600 0 0 Z N"/>
          </draw:custom-shape>
          <draw:frame draw:style-name="gr54" draw:text-style-name="P18" draw:layer="layout" svg:width="7.292cm" svg:height="4.8cm" svg:x="50.898cm" svg:y="1.3cm">
            <draw:text-box>
              <text:p text:style-name="P17">dependence</text:p>
              <text:p text:style-name="P17">association</text:p>
              <text:p text:style-name="P17">aggregation</text:p>
              <text:p text:style-name="P17">composition</text:p>
              <text:p>generation / inheritance</text:p>
              <text:p>implementation</text:p>
            </draw:text-box>
          </draw:frame>
          <draw:line draw:style-name="gr44" draw:text-style-name="P2" draw:layer="layout" svg:x1="49.4cm" svg:y1="1.8cm" svg:x2="50.599cm" svg:y2="1.8cm">
            <text:p/>
          </draw:line>
          <draw:line draw:style-name="gr45" draw:text-style-name="P2" draw:layer="layout" svg:x1="49.4cm" svg:y1="2.5cm" svg:x2="50.599cm" svg:y2="2.5cm">
            <text:p/>
          </draw:line>
          <draw:line draw:style-name="gr46" draw:text-style-name="P2" draw:layer="layout" svg:x1="49.4cm" svg:y1="3.3cm" svg:x2="50.599cm" svg:y2="3.3cm">
            <text:p/>
          </draw:line>
          <draw:line draw:style-name="gr47" draw:text-style-name="P2" draw:layer="layout" svg:x1="49.4cm" svg:y1="3.924cm" svg:x2="50.599cm" svg:y2="3.924cm">
            <text:p/>
          </draw:line>
          <draw:line draw:style-name="gr48" draw:text-style-name="P2" draw:layer="layout" svg:x1="49.4cm" svg:y1="4.6cm" svg:x2="50.599cm" svg:y2="4.6cm">
            <text:p/>
          </draw:line>
          <draw:line draw:style-name="gr49" draw:text-style-name="P2" draw:layer="layout" svg:x1="49.4cm" svg:y1="5.4cm" svg:x2="50.599cm" svg:y2="5.4cm">
            <text:p/>
          </draw:line>
        </draw:g>
        <draw:custom-shape draw:style-name="gr55" draw:text-style-name="P6" draw:layer="layout" svg:width="9.792cm" svg:height="5.8cm" svg:x="22.108cm" svg:y="9.1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22.109cm" svg:y1="10.476cm" svg:x2="31.899cm" svg:y2="10.476cm">
          <text:p/>
        </draw:line>
        <draw:frame draw:style-name="gr51" draw:text-style-name="P23" draw:layer="layout" svg:width="9.792cm" svg:height="1.419cm" svg:x="22.106cm" svg:y="9.06cm">
          <draw:text-box>
            <text:p text:style-name="P4"><text:span text:style-name="T3">Symfony\Component\DependencyInjection\ContainerBuilder</text:span></text:p>
          </draw:text-box>
        </draw:frame>
        <draw:frame draw:style-name="gr56" draw:text-style-name="P21" draw:layer="layout" svg:width="9.8cm" svg:height="2.169cm" svg:x="22.1cm" svg:y="12.731cm">
          <draw:text-box>
            <text:p text:style-name="P20"><text:span text:style-name="T13">+ addResource(): </text:span><text:span text:style-name="T14">ContainerBuilder</text:span></text:p>
            <text:p text:style-name="P20"><text:span text:style-name="T13">+ getResource(): ResourceInterface[]</text:span></text:p>
            <text:p><text:span text:style-name="T5">...</text:span></text:p>
          </draw:text-box>
        </draw:frame>
        <draw:line draw:style-name="gr2" draw:text-style-name="P7" draw:layer="layout" svg:x1="22.109cm" svg:y1="12.766cm" svg:x2="31.899cm" svg:y2="12.766cm">
          <text:p/>
        </draw:line>
        <draw:frame draw:style-name="gr53" draw:text-style-name="P9" draw:layer="layout" svg:width="9.797cm" svg:height="2.307cm" svg:x="22.1cm" svg:y="10.401cm">
          <draw:text-box>
            <text:p text:style-name="P22"><text:span text:style-name="T1">- resources: array</text:span></text:p>
            <text:p text:style-name="P22"><text:span text:style-name="T5">...</text:span></text:p>
            <text:p><text:span text:style-name="T5"/></text:p>
          </draw:text-box>
        </draw:frame>
        <draw:line draw:style-name="gr37" draw:text-style-name="P2" draw:layer="layout" svg:x1="19cm" svg:y1="17cm" svg:x2="24.7cm" svg:y2="15.1cm">
          <text:p/>
        </draw:line>
        <draw:custom-shape draw:style-name="gr57" draw:text-style-name="P6" draw:layer="layout" svg:width="9.792cm" svg:height="6.2cm" svg:x="22.1cm" svg:y="1.3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22.109cm" svg:y1="2.476cm" svg:x2="31.899cm" svg:y2="2.476cm">
          <text:p/>
        </draw:line>
        <draw:frame draw:style-name="gr51" draw:text-style-name="P23" draw:layer="layout" svg:width="9.792cm" svg:height="1.419cm" svg:x="22.106cm" svg:y="1.06cm">
          <draw:text-box>
            <text:p text:style-name="P4"><text:span text:style-name="T3">\Symfony\Component\DependencyInjection\Container</text:span></text:p>
          </draw:text-box>
        </draw:frame>
        <draw:frame draw:style-name="gr58" draw:text-style-name="P21" draw:layer="layout" svg:width="9.8cm" svg:height="2.453cm" svg:x="22.1cm" svg:y="4.731cm">
          <draw:text-box>
            <text:p text:style-name="P20"><text:span text:style-name="T13">+ hasParameter(): bool</text:span></text:p>
            <text:p text:style-name="P20"><text:span text:style-name="T13">+ getParameter(): mixed</text:span></text:p>
            <text:p text:style-name="P20"><text:span text:style-name="T15">+ setParameter(): </text:span></text:p>
            <text:p><text:span text:style-name="T5">...</text:span></text:p>
          </draw:text-box>
        </draw:frame>
        <draw:line draw:style-name="gr2" draw:text-style-name="P7" draw:layer="layout" svg:x1="22.109cm" svg:y1="4.766cm" svg:x2="31.899cm" svg:y2="4.766cm">
          <text:p/>
        </draw:line>
        <draw:frame draw:style-name="gr53" draw:text-style-name="P9" draw:layer="layout" svg:width="9.797cm" svg:height="2.307cm" svg:x="22.1cm" svg:y="2.401cm">
          <draw:text-box>
            <text:p text:style-name="P22"><text:span text:style-name="T1"># parameterBag:</text:span></text:p>
            <text:p text:style-name="P22"><text:span text:style-name="T1"># services: array</text:span></text:p>
            <text:p text:style-name="P22"><text:span text:style-name="T5">...</text:span></text:p>
            <text:p><text:span text:style-name="T5"/></text:p>
          </draw:text-box>
        </draw:frame>
        <draw:line draw:style-name="gr18" draw:text-style-name="P2" draw:layer="layout" svg:x1="26.9cm" svg:y1="9.1cm" svg:x2="26.9cm" svg:y2="7.6cm">
          <text:p/>
        </draw:line>
        <draw:custom-shape draw:style-name="gr50" draw:text-style-name="P6" draw:layer="layout" svg:width="9.792cm" svg:height="7.29cm" svg:x="27.706cm" svg:y="17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27.709cm" svg:y1="18.478cm" svg:x2="37.499cm" svg:y2="18.478cm">
          <text:p/>
        </draw:line>
        <draw:frame draw:style-name="gr51" draw:text-style-name="P19" draw:layer="layout" svg:width="9.792cm" svg:height="1.419cm" svg:x="27.706cm" svg:y="17.062cm">
          <draw:text-box>
            <text:p text:style-name="P4"><text:span text:style-name="T12">Registry</text:span></text:p>
          </draw:text-box>
        </draw:frame>
        <draw:frame draw:style-name="gr52" draw:text-style-name="P24" draw:layer="layout" svg:width="9.8cm" svg:height="3.569cm" svg:x="27.7cm" svg:y="20.733cm">
          <draw:text-box>
            <text:p text:style-name="P20"><text:span text:style-name="T1">+ static getDataConfig(): mixed</text:span></text:p>
            <text:p text:style-name="P20"><text:span text:style-name="T16">+ static addContainer(): void</text:span></text:p>
          </draw:text-box>
        </draw:frame>
        <draw:line draw:style-name="gr2" draw:text-style-name="P7" draw:layer="layout" svg:x1="27.709cm" svg:y1="20.768cm" svg:x2="37.499cm" svg:y2="20.768cm">
          <text:p/>
        </draw:line>
        <draw:frame draw:style-name="gr53" draw:text-style-name="P9" draw:layer="layout" svg:width="9.797cm" svg:height="2.307cm" svg:x="27.7cm" svg:y="18.403cm">
          <draw:text-box>
            <text:p text:style-name="P22"><text:span text:style-name="T1">- static containerBuilder: ContainerBuilder</text:span></text:p>
            <text:p><text:span text:style-name="T5"/></text:p>
          </draw:text-box>
        </draw:frame>
        <draw:line draw:style-name="gr37" draw:text-style-name="P2" draw:layer="layout" svg:x1="32.7cm" svg:y1="17cm" svg:x2="28.6cm" svg:y2="15.1cm">
          <text:p/>
        </draw:line>
        <draw:custom-shape draw:style-name="gr59" draw:text-style-name="P6" draw:layer="layout" svg:width="9.792cm" svg:height="4.7cm" svg:x="2.206cm" svg:y="13.2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2.209cm" svg:y1="14.678cm" svg:x2="11.999cm" svg:y2="14.678cm">
          <text:p/>
        </draw:line>
        <draw:frame draw:style-name="gr51" draw:text-style-name="P19" draw:layer="layout" svg:width="9.792cm" svg:height="1.419cm" svg:x="2.206cm" svg:y="13.262cm">
          <draw:text-box>
            <text:p text:style-name="P4"><text:span text:style-name="T12">Symfony\Component\Config\FileLocator</text:span></text:p>
          </draw:text-box>
        </draw:frame>
        <draw:frame draw:style-name="gr60" draw:text-style-name="P21" draw:layer="layout" svg:width="9.8cm" svg:height="2.369cm" svg:x="2.2cm" svg:y="15.731cm">
          <draw:text-box>
            <text:p text:style-name="P20"><text:span text:style-name="T5">+ __construct():</text:span></text:p>
            <text:p text:style-name="P20"><text:span text:style-name="T5">+ locate():</text:span></text:p>
            <text:p text:style-name="P20"><text:span text:style-name="T5">- isAbsolutePath(): bool</text:span></text:p>
            <text:p><text:span text:style-name="T5"/></text:p>
          </draw:text-box>
        </draw:frame>
        <draw:line draw:style-name="gr2" draw:text-style-name="P7" draw:layer="layout" svg:x1="2.209cm" svg:y1="15.668cm" svg:x2="11.999cm" svg:y2="15.668cm">
          <text:p/>
        </draw:line>
        <draw:frame draw:style-name="gr61" draw:text-style-name="P25" draw:layer="layout" svg:width="9.797cm" svg:height="1.397cm" svg:x="2.2cm" svg:y="14.603cm">
          <draw:text-box>
            <text:p text:style-name="P22"><text:span text:style-name="T5"># paths: string|string[]</text:span></text:p>
            <text:p><text:span text:style-name="T5"/></text:p>
          </draw:text-box>
        </draw:frame>
        <draw:line draw:style-name="gr28" draw:text-style-name="P2" draw:layer="layout" svg:x1="14.7cm" svg:y1="21.5cm" svg:x2="12.1cm" svg:y2="16.9cm">
          <text:p/>
        </draw:line>
        <draw:custom-shape draw:style-name="gr62" draw:text-style-name="P6" draw:layer="layout" svg:width="9.792cm" svg:height="7.9cm" svg:x="2.106cm" svg:y="18.6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2.109cm" svg:y1="20.378cm" svg:x2="11.899cm" svg:y2="20.378cm">
          <text:p/>
        </draw:line>
        <draw:frame draw:style-name="gr63" draw:text-style-name="P19" draw:layer="layout" svg:width="9.792cm" svg:height="1.916cm" svg:x="2.1cm" svg:y="18.5cm">
          <draw:text-box>
            <text:p text:style-name="P4"><text:span text:style-name="T12">Symfony\Component\DependencyInjection\Loader\PhpFileLoader</text:span></text:p>
          </draw:text-box>
        </draw:frame>
        <draw:frame draw:style-name="gr64" draw:text-style-name="P21" draw:layer="layout" svg:width="9.8cm" svg:height="3.521cm" svg:x="2.1cm" svg:y="22.7cm">
          <draw:text-box>
            <text:p text:style-name="P20"><text:span text:style-name="T5">+ __construct():</text:span></text:p>
            <text:p text:style-name="P20"><text:span text:style-name="T5">+ registerClasses():</text:span></text:p>
            <text:p text:style-name="P20"><text:span text:style-name="T5">+ load():</text:span></text:p>
            <text:p text:style-name="P20"><text:span text:style-name="T5">+ supports(): bool</text:span></text:p>
            <text:p text:style-name="P20"><text:span text:style-name="T7"># setDefinition(): </text:span></text:p>
            <text:p text:style-name="P20"><text:span text:style-name="T7">- findClasses():</text:span></text:p>
          </draw:text-box>
        </draw:frame>
        <draw:line draw:style-name="gr2" draw:text-style-name="P7" draw:layer="layout" svg:x1="2.109cm" svg:y1="22.668cm" svg:x2="11.899cm" svg:y2="22.668cm">
          <text:p/>
        </draw:line>
        <draw:frame draw:style-name="gr53" draw:text-style-name="P9" draw:layer="layout" svg:width="9.797cm" svg:height="2.307cm" svg:x="2.1cm" svg:y="20.303cm">
          <draw:text-box>
            <text:p text:style-name="P22"><text:span text:style-name="T5"># container: RouteCollection</text:span></text:p>
            <text:p text:style-name="P22"><text:span text:style-name="T5"># isLoadingInstanceof: bool</text:span></text:p>
            <text:p text:style-name="P22"><text:span text:style-name="T5"># instanceof: array()</text:span></text:p>
            <text:p><text:span text:style-name="T5"/></text:p>
          </draw:text-box>
        </draw:frame>
        <draw:line draw:style-name="gr28" draw:text-style-name="P2" draw:layer="controls" svg:x1="14.7cm" svg:y1="22cm" svg:x2="11.9cm" svg:y2="23.5cm">
          <text:p/>
        </draw:line>
        <draw:custom-shape draw:style-name="gr65" draw:text-style-name="P6" draw:layer="layout" svg:width="9.792cm" svg:height="5.9cm" svg:x="2.106cm" svg:y="27.1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2.109cm" svg:y1="28.578cm" svg:x2="11.899cm" svg:y2="28.578cm">
          <text:p/>
        </draw:line>
        <draw:frame draw:style-name="gr51" draw:text-style-name="P19" draw:layer="layout" svg:width="9.792cm" svg:height="1.419cm" svg:x="2.106cm" svg:y="27.162cm">
          <draw:text-box>
            <text:p text:style-name="P4"><text:span text:style-name="T12">Symfony\Component\Routing\Matcher\UrlMatcher</text:span></text:p>
          </draw:text-box>
        </draw:frame>
        <draw:frame draw:style-name="gr66" draw:text-style-name="P21" draw:layer="layout" svg:width="9.8cm" svg:height="3.45cm" svg:x="2.1cm" svg:y="29.931cm">
          <draw:text-box>
            <text:p text:style-name="P20"><text:span text:style-name="T5">+ __construct():</text:span></text:p>
            <text:p text:style-name="P20"><text:span text:style-name="T5">+ setContext():</text:span></text:p>
            <text:p text:style-name="P20"><text:span text:style-name="T5">+ getContext():</text:span></text:p>
            <text:p text:style-name="P20"><text:span text:style-name="T5">+ match():</text:span></text:p>
            <text:p text:style-name="P20"><text:span text:style-name="T5">...</text:span></text:p>
            <text:p><text:span text:style-name="T5"/></text:p>
          </draw:text-box>
        </draw:frame>
        <draw:line draw:style-name="gr2" draw:text-style-name="P7" draw:layer="layout" svg:x1="2.109cm" svg:y1="29.868cm" svg:x2="11.899cm" svg:y2="29.868cm">
          <text:p/>
        </draw:line>
        <draw:frame draw:style-name="gr67" draw:text-style-name="P25" draw:layer="layout" svg:width="9.797cm" svg:height="1.767cm" svg:x="2.1cm" svg:y="28.503cm">
          <draw:text-box>
            <text:p text:style-name="P22"><text:span text:style-name="T5"># context:</text:span></text:p>
            <text:p text:style-name="P22"><text:span text:style-name="T5">...</text:span></text:p>
            <text:p><text:span text:style-name="T5"/></text:p>
          </draw:text-box>
        </draw:frame>
        <draw:line draw:style-name="gr28" draw:text-style-name="P2" draw:layer="controls" svg:x1="14.7cm" svg:y1="22.5cm" svg:x2="12cm" svg:y2="30.5cm">
          <text:p/>
        </draw:line>
        <draw:frame draw:style-name="gr68" draw:text-style-name="P27" draw:layer="controls" svg:width="1.3cm" svg:height="1.1cm" svg:x="5.7cm" svg:y="33.4cm">
          <draw:text-box>
            <text:p text:style-name="P26"><text:span text:style-name="T17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2:52:03.079663995</meta:creation-date>
    <dc:date>2018-10-12T14:05:36.196351814</dc:date>
    <meta:editing-duration>PT2H48M38S</meta:editing-duration>
    <meta:editing-cycles>31</meta:editing-cycles>
    <meta:generator>LibreOffice/6.0.6.2$Linux_X86_64 LibreOffice_project/00m0$Build-2</meta:generator>
    <meta:document-statistic meta:object-count="159"/>
    <meta:user-defined meta:name="JOINKINDREQ">None</meta:user-defined>
    <meta:user-defined meta:name="L2OSTATE">{'ENDCTRL': False, 'INTERCTRL': False, 'MIDCTRL': False, 'PERPCTRL': False, 'TANCTRL': False}</meta:user-defined>
    <meta:user-defined meta:name="LOCKED" meta:value-type="float">0</meta:user-defined>
    <meta:user-defined meta:name="ORTHOMODE" meta:value-type="boolean">false</meta:user-defined>
    <meta:user-defined meta:name="REPEATMODE" meta:value-type="boolean">false</meta:user-defined>
    <meta:user-defined meta:name="SCALE" meta:value-type="string">1 : 1</meta:user-defined>
    <meta:user-defined meta:name="UCS" meta:value-type="string">1000.0;1000.0;0;1</meta:user-defined>
    <meta:user-defined meta:name="VERSION" meta:value-type="string">1.2.5</meta:user-defined>
  </office:meta>
</office:document-meta>
</file>